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0558f" officeooo:paragraph-rsid="0010558f" style:font-size-asian="20pt" style:font-size-complex="20pt"/>
    </style:style>
    <style:style style:name="P2" style:family="paragraph" style:parent-style-name="Standard">
      <style:text-properties fo:font-size="13pt" officeooo:rsid="0010558f" officeooo:paragraph-rsid="0010558f" style:font-size-asian="11.3500003814697pt" style:font-size-complex="13pt"/>
    </style:style>
    <style:style style:name="P3" style:family="paragraph" style:parent-style-name="Standard">
      <style:text-properties fo:font-size="20pt" officeooo:rsid="0010558f" officeooo:paragraph-rsid="0010558f" style:font-size-asian="20pt" style:font-size-complex="20pt"/>
    </style:style>
    <style:style style:name="P4" style:family="paragraph" style:parent-style-name="Standard">
      <style:text-properties fo:font-size="13pt" fo:font-weight="normal" officeooo:rsid="0012418c" officeooo:paragraph-rsid="0012418c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2pt" officeooo:rsid="0010558f" officeooo:paragraph-rsid="0010558f" style:font-size-asian="12pt" style:font-size-complex="12pt"/>
    </style:style>
    <style:style style:name="P6" style:family="paragraph" style:parent-style-name="Standard">
      <style:text-properties fo:font-size="12pt" fo:font-weight="bold" officeooo:rsid="0012418c" officeooo:paragraph-rsid="0012418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0558f" officeooo:paragraph-rsid="0010558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0558f" officeooo:paragraph-rsid="0010558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2418c" officeooo:paragraph-rsid="0012418c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0558f" officeooo:paragraph-rsid="0010558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officeooo:rsid="0010558f" officeooo:paragraph-rsid="0010558f" style:font-size-asian="12pt" style:font-size-complex="12pt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officeooo:rsid="00126f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Y :01</text:p>
      <text:p text:style-name="P10">28/05/2024</text:p>
      <text:p text:style-name="P8">TUESDAY</text:p>
      <text:p text:style-name="P11"/>
      <text:p text:style-name="P1"/>
      <text:p text:style-name="P1"><text:s text:c="27"/><text:span text:style-name="T1">J</text:span><text:span text:style-name="T2">ava </text:span><text:span text:style-name="T1">s</text:span><text:span text:style-name="T2">cript </text:span><text:span text:style-name="T1">I</text:span><text:span text:style-name="T2">nternship </text:span><text:span text:style-name="T1">R</text:span><text:span text:style-name="T2">eport</text:span></text:p>
      <text:p text:style-name="P2"><text:span text:style-name="T3">T</text:span>he internship started on 28-05-2024.First day was introductionday.The seccion includes.</text:p>
      <text:p text:style-name="P2">1.<text:span text:style-name="T4">P</text:span>rinciples of compputers</text:p>
      <text:p text:style-name="P2">2.<text:span text:style-name="T4">T</text:span>ypes of application[windows,web and mobile application]</text:p>
      <text:p text:style-name="P2">3.<text:span text:style-name="T4">T</text:span>ypes of website</text:p>
      <text:p text:style-name="P2">4.<text:span text:style-name="T4">E</text:span>xplain static and dynamic website</text:p>
      <text:p text:style-name="P2">5.<text:span text:style-name="T4">I</text:span>ntroduce java script</text:p>
      <text:p text:style-name="P2">6.<text:span text:style-name="T4">F</text:span>eatures of java script</text:p>
      <text:p text:style-name="P2">7.<text:span text:style-name="T4">E</text:span>xplain varibles\</text:p>
      <text:p text:style-name="P2">8<text:span text:style-name="T4">.E</text:span>xplain 4 ways to declare varibles</text:p>
      <text:p text:style-name="P2">9.<text:span text:style-name="T4">I</text:span>ntroduce VS code and node js</text:p>
      <text:p text:style-name="P2">10.<text:span text:style-name="T4">T</text:span>ype convertion in java script [implict and explicit].</text:p>
      <text:p text:style-name="P2"/>
      <text:p text:style-name="P2">This will be in hands on training mode so,we completd 6 tasks and 4 assignment.Total 20 programmes completed in the introduction day.</text:p>
      <text:p text:style-name="P2"/>
      <text:p text:style-name="P1"/>
      <text:p text:style-name="P5"/>
      <text:p text:style-name="P6">DAY 02</text:p>
      <text:p text:style-name="P6">29/05/2024</text:p>
      <text:p text:style-name="P9">WEDNESDAY</text:p>
      <text:p text:style-name="P7"/>
      <text:p text:style-name="P7"/>
      <text:p text:style-name="P7"/>
      <text:p text:style-name="P4"><text:s text:c="27"/><text:span text:style-name="T5">s</text:span>econd day i son 29/05/2024 hands on training will start at 9:45 am.we covered the following sessions.</text:p>
      <text:p text:style-name="P4"><text:s text:c="2"/></text:p>
      <text:p text:style-name="P4">1.Strict keyword and use of strict word with example</text:p>
      <text:p text:style-name="P4">2.Expression</text:p>
      <text:p text:style-name="P4">3.Comment explain about comment in programmiung languages.</text:p>
      <text:p text:style-name="P4">4.ready data from user:this sessions will explain how data is access from keyboard and done three progrmmes based on this sessions.</text:p>
      <text:p text:style-name="P4">5.operators</text:p>
      <text:p text:style-name="P4"><text:s text:c="6"/>a.Arithmatic operators</text:p>
      <text:p text:style-name="P4"><text:s text:c="6"/>b.comparison operators</text:p>
      <text:p text:style-name="P4"><text:s text:c="6"/>c.logical oparators</text:p>
      <text:p text:style-name="P4"/>
      <text:p text:style-name="P4"><text:soft-page-break/></text:p>
      <text:p text:style-name="P4"><text:s text:c="2"/>we covered the above sessions with different exambles and programmes.</text:p>
      <text:p text:style-name="P4"/>
      <text:p text:style-name="P4">6.conditional statement</text:p>
      <text:p text:style-name="P4"><text:s text:c="9"/></text:p>
      <text:p text:style-name="P4"><text:s text:c="9"/><text:span text:style-name="T6">we completed the program using if state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21.077761919</meta:creation-date>
    <dc:date>2024-05-29T16:03:57.128267016</dc:date>
    <meta:editing-duration>PT8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171" meta:character-count="1287" meta:non-whitespace-character-count="1053"/>
  </office:meta>
</office:document-meta>
</file>